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453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2445in"/>
    </style:style>
    <style:style style:name="co4" style:family="table-column">
      <style:table-column-properties fo:break-before="auto" style:column-width="1.078in"/>
    </style:style>
    <style:style style:name="co5" style:family="table-column">
      <style:table-column-properties fo:break-before="auto" style:column-width="2.282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104"/>
    <style:style style:name="ce6" style:family="table-cell" style:parent-style-name="Default" style:data-style-name="N104"/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tats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Q2 2025</text:p>
          </table:table-cell>
        </table:table-row>
        <table:table-row table:style-name="ro1">
          <table:table-cell/>
          <table:table-cell office:value-type="string" calcext:value-type="string">
            <text:p>Price</text:p>
          </table:table-cell>
          <table:table-cell table:style-name="ce6" office:value-type="currency" office:currency="USD" office:value="129.4" calcext:value-type="currency">
            <text:p>$129.40</text:p>
          </table:table-cell>
        </table:table-row>
        <table:table-row table:style-name="ro1">
          <table:table-cell/>
          <table:table-cell office:value-type="string" calcext:value-type="string">
            <text:p>Shares</text:p>
          </table:table-cell>
          <table:table-cell office:value-type="float" office:value="684837" calcext:value-type="float">
            <text:p>684837</text:p>
          </table:table-cell>
        </table:table-row>
        <table:table-row table:style-name="ro1">
          <table:table-cell/>
          <table:table-cell office:value-type="string" calcext:value-type="string">
            <text:p>MC</text:p>
          </table:table-cell>
          <table:table-cell table:style-name="ce7" office:value-type="float" office:value="88617907.8" calcext:value-type="float">
            <text:p>88617907.8</text:p>
          </table:table-cell>
        </table:table-row>
        <table:table-row table:style-name="ro1">
          <table:table-cell office:value-type="string" calcext:value-type="string">
            <text:p>Short term investments + cash and cash equivalents</text:p>
          </table:table-cell>
          <table:table-cell office:value-type="string" calcext:value-type="string">
            <text:p>Cash</text:p>
          </table:table-cell>
          <table:table-cell table:style-name="ce7" office:value-type="float" office:value="2627000" calcext:value-type="float">
            <text:p>2627000</text:p>
          </table:table-cell>
        </table:table-row>
        <table:table-row table:style-name="ro1">
          <table:table-cell/>
          <table:table-cell office:value-type="string" calcext:value-type="string">
            <text:p>Debt</text:p>
          </table:table-cell>
          <table:table-cell table:style-name="ce8" office:value-type="float" office:value="1790000" calcext:value-type="float">
            <text:p>1790000</text:p>
          </table:table-cell>
        </table:table-row>
        <table:table-row table:style-name="ro1">
          <table:table-cell/>
          <table:table-cell office:value-type="string" calcext:value-type="string">
            <text:p>EV</text:p>
          </table:table-cell>
          <table:table-cell table:formula="of:=[.C5]+[.C7]-[.C6]" office:value-type="float" office:value="87780907.8" calcext:value-type="float">
            <text:p>87780907.8</text:p>
          </table:table-cell>
        </table:table-row>
      </table:table>
      <table:table table:name="Financials" table:style-name="ta1">
        <table:table-column table:style-name="co2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4" table:default-cell-style-name="Default"/>
        <table:table-row table:style-name="ro1">
          <table:table-cell/>
          <table:table-cell office:value-type="string" calcext:value-type="string">
            <text:p>GAAP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Q2 2025</text:p>
          </table:table-cell>
          <table:table-cell office:value-type="string" calcext:value-type="string">
            <text:p>Q3 2025</text:p>
          </table:table-cell>
          <table:table-cell office:value-type="string" calcext:value-type="string">
            <text:p>Q4 2025</text:p>
          </table:table-cell>
          <table:table-cell/>
        </table:table-row>
        <table:table-row table:style-name="ro1">
          <table:table-cell/>
          <table:table-cell table:style-name="ce4" office:value-type="string" calcext:value-type="string">
            <text:p>Revenue</text:p>
          </table:table-cell>
          <table:table-cell table:style-name="ce5" office:value-type="float" office:value="1080677" calcext:value-type="float">
            <text:p>1080677</text:p>
          </table:table-cell>
          <table:table-cell table:style-name="ce5" office:value-type="float" office:value="1359600" calcext:value-type="float">
            <text:p>1359600</text:p>
          </table:table-cell>
          <table:table-cell table:style-name="ce5" office:value-type="float" office:value="1415021" calcext:value-type="float">
            <text:p>141502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st of Revenue</text:p>
          </table:table-cell>
          <table:table-cell office:value-type="float" office:value="236113" calcext:value-type="float">
            <text:p>236113</text:p>
          </table:table-cell>
          <table:table-cell table:style-name="ce7" office:value-type="float" office:value="296500" calcext:value-type="float">
            <text:p>296500</text:p>
          </table:table-cell>
          <table:table-cell table:style-name="ce7" office:value-type="float" office:value="315005" calcext:value-type="float">
            <text:p>31500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veloper and Exchange Fees</text:p>
          </table:table-cell>
          <table:table-cell office:value-type="float" office:value="316371" calcext:value-type="float">
            <text:p>316371</text:p>
          </table:table-cell>
          <table:table-cell table:style-name="ce7" office:value-type="float" office:value="427900" calcext:value-type="float">
            <text:p>427900</text:p>
          </table:table-cell>
          <table:table-cell table:style-name="ce7" office:value-type="float" office:value="477240" calcext:value-type="float">
            <text:p>47724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T&amp;S</text:p>
          </table:table-cell>
          <table:table-cell office:value-type="float" office:value="260684" calcext:value-type="float">
            <text:p>260684</text:p>
          </table:table-cell>
          <table:table-cell table:style-name="ce7" office:value-type="float" office:value="321400" calcext:value-type="float">
            <text:p>321400</text:p>
          </table:table-cell>
          <table:table-cell table:style-name="ce7" office:value-type="float" office:value="329278" calcext:value-type="float">
            <text:p>329278</text:p>
          </table:table-cell>
          <table:table-cell/>
        </table:table-row>
        <table:table-row table:style-name="ro1">
          <table:table-cell/>
          <table:table-cell table:style-name="ce4" office:value-type="string" calcext:value-type="string">
            <text:p>COGS</text:p>
          </table:table-cell>
          <table:table-cell table:style-name="ce4" table:formula="of:=SUM([.C4:.C6])" office:value-type="float" office:value="813168" calcext:value-type="float">
            <text:p>813168</text:p>
          </table:table-cell>
          <table:table-cell table:style-name="ce4" table:formula="of:=SUM([.D4:.D6])" office:value-type="float" office:value="1045800" calcext:value-type="float">
            <text:p>1045800</text:p>
          </table:table-cell>
          <table:table-cell table:style-name="ce4" table:formula="of:=SUM([.E4:.E6])" office:value-type="float" office:value="1121523" calcext:value-type="float">
            <text:p>112152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&amp;D</text:p>
          </table:table-cell>
          <table:table-cell office:value-type="float" office:value="384996" calcext:value-type="float">
            <text:p>384996</text:p>
          </table:table-cell>
          <table:table-cell table:style-name="ce7" office:value-type="float" office:value="398300" calcext:value-type="float">
            <text:p>398300</text:p>
          </table:table-cell>
          <table:table-cell table:style-name="ce7" office:value-type="float" office:value="409845" calcext:value-type="float">
            <text:p>40984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&amp;A</text:p>
          </table:table-cell>
          <table:table-cell office:value-type="float" office:value="152166" calcext:value-type="float">
            <text:p>152166</text:p>
          </table:table-cell>
          <table:table-cell table:style-name="ce7" office:value-type="float" office:value="163800" calcext:value-type="float">
            <text:p>163800</text:p>
          </table:table-cell>
          <table:table-cell table:style-name="ce7" office:value-type="float" office:value="163826" calcext:value-type="float">
            <text:p>16382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ales and Marketing</text:p>
          </table:table-cell>
          <table:table-cell office:value-type="float" office:value="52807" calcext:value-type="float">
            <text:p>52807</text:p>
          </table:table-cell>
          <table:table-cell table:style-name="ce7" office:value-type="float" office:value="78500" calcext:value-type="float">
            <text:p>78500</text:p>
          </table:table-cell>
          <table:table-cell table:style-name="ce7" office:value-type="float" office:value="78465" calcext:value-type="float">
            <text:p>78465</text:p>
          </table:table-cell>
          <table:table-cell/>
        </table:table-row>
        <table:table-row table:style-name="ro1">
          <table:table-cell/>
          <table:table-cell table:style-name="ce4" office:value-type="string" calcext:value-type="string">
            <text:p>SG&amp;A</text:p>
          </table:table-cell>
          <table:table-cell table:style-name="ce4" table:formula="of:=SUM([.C9:.C10])" office:value-type="float" office:value="204973" calcext:value-type="float">
            <text:p>204973</text:p>
          </table:table-cell>
          <table:table-cell table:style-name="ce4" table:formula="of:=SUM([.D9:.D10])" office:value-type="float" office:value="242300" calcext:value-type="float">
            <text:p>242300</text:p>
          </table:table-cell>
          <table:table-cell table:style-name="ce4" table:formula="of:=SUM([.E9:.E10])" office:value-type="float" office:value="242291" calcext:value-type="float">
            <text:p>242291</text:p>
          </table:table-cell>
          <table:table-cell/>
        </table:table-row>
        <table:table-row table:style-name="ro1">
          <table:table-cell/>
          <table:table-cell table:style-name="ce4" office:value-type="string" calcext:value-type="string">
            <text:p>Operating Expense</text:p>
          </table:table-cell>
          <table:table-cell table:formula="of:=[.C7]+[.C11]+[.C8]" office:value-type="float" office:value="1403137" calcext:value-type="float">
            <text:p>1403137</text:p>
          </table:table-cell>
          <table:table-cell table:formula="of:=[.D7]+[.D11]+[.D8]" office:value-type="float" office:value="1686400" calcext:value-type="float">
            <text:p>1686400</text:p>
          </table:table-cell>
          <table:table-cell table:formula="of:=[.E7]+[.E11]+[.E8]" office:value-type="float" office:value="1773659" calcext:value-type="float">
            <text:p>1773659</text:p>
          </table:table-cell>
          <table:table-cell/>
        </table:table-row>
        <table:table-row table:style-name="ro1">
          <table:table-cell/>
          <table:table-cell table:style-name="ce4" office:value-type="string" calcext:value-type="string">
            <text:p>Operating Income</text:p>
          </table:table-cell>
          <table:table-cell table:formula="of:=[.C3]-[.C12]" office:value-type="float" office:value="-322460" calcext:value-type="float">
            <text:p>-322460</text:p>
          </table:table-cell>
          <table:table-cell table:formula="of:=[.D3]-[.D12]" office:value-type="float" office:value="-326800" calcext:value-type="float">
            <text:p>-326800</text:p>
          </table:table-cell>
          <table:table-cell table:formula="of:=[.E3]-[.E12]" office:value-type="float" office:value="-358638" calcext:value-type="float">
            <text:p>-35863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nterest Income</text:p>
          </table:table-cell>
          <table:table-cell office:value-type="float" office:value="48844" calcext:value-type="float">
            <text:p>48844</text:p>
          </table:table-cell>
          <table:table-cell table:style-name="ce7" office:value-type="float" office:value="54300" calcext:value-type="float">
            <text:p>54300</text:p>
          </table:table-cell>
          <table:table-cell table:style-name="ce7" office:value-type="float" office:value="54354" calcext:value-type="float">
            <text:p>5435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nterest expense</text:p>
          </table:table-cell>
          <table:table-cell office:value-type="float" office:value="10342" calcext:value-type="float">
            <text:p>10342</text:p>
          </table:table-cell>
          <table:table-cell table:style-name="ce7" office:value-type="float" office:value="10400" calcext:value-type="float">
            <text:p>10400</text:p>
          </table:table-cell>
          <table:table-cell table:style-name="ce7" office:value-type="float" office:value="10413" calcext:value-type="float">
            <text:p>1041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ther income</text:p>
          </table:table-cell>
          <table:table-cell office:value-type="float" office:value="5131" calcext:value-type="float">
            <text:p>5131</text:p>
          </table:table-cell>
          <table:table-cell table:style-name="ce7" office:value-type="float" office:value="-2500" calcext:value-type="float">
            <text:p>-2500</text:p>
          </table:table-cell>
          <table:table-cell table:style-name="ce7" office:value-type="float" office:value="-2456" calcext:value-type="float">
            <text:p>-245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BT</text:p>
          </table:table-cell>
          <table:table-cell table:formula="of:=[.C13]+[.C14]+[.C16]-[.C15]" office:value-type="float" office:value="-278827" calcext:value-type="float">
            <text:p>-278827</text:p>
          </table:table-cell>
          <table:table-cell table:style-name="ce7" office:value-type="float" office:value="-254900" calcext:value-type="float">
            <text:p>-254900</text:p>
          </table:table-cell>
          <table:table-cell table:style-name="ce7" office:value-type="float" office:value="-317153" calcext:value-type="float">
            <text:p>-31715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rovision for income taxes</text:p>
          </table:table-cell>
          <table:table-cell office:value-type="float" office:value="973" calcext:value-type="float">
            <text:p>973</text:p>
          </table:table-cell>
          <table:table-cell table:number-columns-repeated="2" table:style-name="ce7" office:value-type="float" office:value="954" calcext:value-type="float">
            <text:p>95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t Income</text:p>
          </table:table-cell>
          <table:table-cell table:formula="of:=[.C17]-[.C18]" office:value-type="float" office:value="-279800" calcext:value-type="float">
            <text:p>-279800</text:p>
          </table:table-cell>
          <table:table-cell table:style-name="ce7" office:value-type="float" office:value="-257400" calcext:value-type="float">
            <text:p>-257400</text:p>
          </table:table-cell>
          <table:table-cell table:style-name="ce7" office:value-type="float" office:value="-318107" calcext:value-type="float">
            <text:p>-31810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PS</text:p>
          </table:table-cell>
          <table:table-cell table:formula="of:=[.C19]/[.C21]" office:value-type="float" office:value="-0.408564373712285" calcext:value-type="float">
            <text:p>-0.408564373712285</text:p>
          </table:table-cell>
          <table:table-cell table:formula="of:=[.D19]/[.D21]" office:value-type="float" office:value="-0.369138104115876" calcext:value-type="float">
            <text:p>-0.369138104115876</text:p>
          </table:table-cell>
          <table:table-cell table:formula="of:=[.E19]/[.E21]" office:value-type="float" office:value="-0.451364777295191" calcext:value-type="float">
            <text:p>-0.45136477729519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hares</text:p>
          </table:table-cell>
          <table:table-cell office:value-type="float" office:value="684837" calcext:value-type="float">
            <text:p>684837</text:p>
          </table:table-cell>
          <table:table-cell office:value-type="float" office:value="697300" calcext:value-type="float">
            <text:p>697300</text:p>
          </table:table-cell>
          <table:table-cell table:style-name="ce7" office:value-type="float" office:value="704767" calcext:value-type="float">
            <text:p>70476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ully diluted shares</text:p>
          </table:table-cell>
          <table:table-cell office:value-type="float" office:value="739100" calcext:value-type="float">
            <text:p>739100</text:p>
          </table:table-cell>
          <table:table-cell office:value-type="float" office:value="742500" calcext:value-type="float">
            <text:p>742500</text:p>
          </table:table-cell>
          <table:table-cell office:value-type="float" office:value="74200" calcext:value-type="float">
            <text:p>74200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office:value-type="string" calcext:value-type="string">
            <text:p>Net Income</text:p>
          </table:table-cell>
          <table:table-cell table:formula="of:=[.C19]" office:value-type="float" office:value="-279800" calcext:value-type="float">
            <text:p>-279800</text:p>
          </table:table-cell>
          <table:table-cell table:formula="of:=[.D19]" office:value-type="float" office:value="-257400" calcext:value-type="float">
            <text:p>-257400</text:p>
          </table:table-cell>
          <table:table-cell table:formula="of:=[.E19]" office:value-type="float" office:value="-318107" calcext:value-type="float">
            <text:p>-31810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tock based compensation</text:p>
          </table:table-cell>
          <table:table-cell office:value-type="float" office:value="315000" calcext:value-type="float">
            <text:p>315000</text:p>
          </table:table-cell>
          <table:table-cell office:value-type="float" office:value="330000" calcext:value-type="float">
            <text:p>330000</text:p>
          </table:table-cell>
          <table:table-cell office:value-type="float" office:value="350000" calcext:value-type="float">
            <text:p>3500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&amp;A</text:p>
          </table:table-cell>
          <table:table-cell office:value-type="float" office:value="75000" calcext:value-type="float">
            <text:p>75000</text:p>
          </table:table-cell>
          <table:table-cell office:value-type="float" office:value="80000" calcext:value-type="float">
            <text:p>80000</text:p>
          </table:table-cell>
          <table:table-cell office:value-type="float" office:value="85000" calcext:value-type="float">
            <text:p>850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ferred Revenue</text:p>
          </table:table-cell>
          <table:table-cell office:value-type="float" office:value="301000" calcext:value-type="float">
            <text:p>301000</text:p>
          </table:table-cell>
          <table:table-cell office:value-type="float" office:value="390000" calcext:value-type="float">
            <text:p>390000</text:p>
          </table:table-cell>
          <table:table-cell office:value-type="float" office:value="470000" calcext:value-type="float">
            <text:p>4700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orking Capital Changes</text:p>
          </table:table-cell>
          <table:table-cell office:value-type="float" office:value="-212000" calcext:value-type="float">
            <text:p>-212000</text:p>
          </table:table-cell>
          <table:table-cell office:value-type="float" office:value="-194000" calcext:value-type="float">
            <text:p>-194000</text:p>
          </table:table-cell>
          <table:table-cell office:value-type="float" office:value="-170000" calcext:value-type="float">
            <text:p>-170000</text:p>
          </table:table-cell>
          <table:table-cell/>
        </table:table-row>
        <table:table-row table:style-name="ro1">
          <table:table-cell/>
          <table:table-cell table:style-name="ce4" office:value-type="string" calcext:value-type="string">
            <text:p>Operating Cash flow</text:p>
          </table:table-cell>
          <table:table-cell table:style-name="ce4" table:formula="of:=SUM([.C25:.C29])" office:value-type="float" office:value="199200" calcext:value-type="float">
            <text:p>199200</text:p>
          </table:table-cell>
          <table:table-cell table:style-name="ce4" table:formula="of:=SUM([.D25:.D29])" office:value-type="float" office:value="348600" calcext:value-type="float">
            <text:p>348600</text:p>
          </table:table-cell>
          <table:table-cell table:style-name="ce4" table:formula="of:=SUM([.E25:.E29])" office:value-type="float" office:value="416893" calcext:value-type="float">
            <text:p>416893</text:p>
          </table:table-cell>
          <table:table-cell/>
        </table:table-row>
      </table:table>
      <table:table table:name="Owner's Earnings" table:style-name="ta1">
        <table:table-column table:style-name="co5" table:default-cell-style-name="Default"/>
        <table:table-column table:style-name="co2" table:number-columns-repeated="6" table:default-cell-style-name="Default"/>
        <table:table-row table:style-name="ro1">
          <table:table-cell table:number-columns-repeated="7"/>
        </table:table-row>
        <table:table-row table:style-name="ro1">
          <table:table-cell/>
          <table:table-cell office:value-type="float" office:value="2020" calcext:value-type="float">
            <text:p>2020</text:p>
          </table:table-cell>
          <table:table-cell office:value-type="float" office:value="2021" calcext:value-type="float">
            <text:p>2021</text:p>
          </table:table-cell>
          <table:table-cell office:value-type="float" office:value="2022" calcext:value-type="float">
            <text:p>2022</text:p>
          </table:table-cell>
          <table:table-cell office:value-type="float" office:value="2023" calcext:value-type="float">
            <text:p>2023</text:p>
          </table:table-cell>
          <table:table-cell office:value-type="float" office:value="2024" calcext:value-type="float">
            <text:p>2024</text:p>
          </table:table-cell>
          <table:table-cell office:value-type="float" office:value="2025" calcext:value-type="float">
            <text:p>2025</text:p>
          </table:table-cell>
        </table:table-row>
        <table:table-row table:style-name="ro1">
          <table:table-cell office:value-type="string" calcext:value-type="string">
            <text:p>Net Income</text:p>
          </table:table-cell>
          <table:table-cell office:value-type="float" office:value="-257691" calcext:value-type="float">
            <text:p>-257691</text:p>
          </table:table-cell>
          <table:table-cell office:value-type="float" office:value="-503480" calcext:value-type="float">
            <text:p>-503480</text:p>
          </table:table-cell>
          <table:table-cell office:value-type="float" office:value="-934141" calcext:value-type="float">
            <text:p>-934141</text:p>
          </table:table-cell>
          <table:table-cell office:value-type="float" office:value="-1158937" calcext:value-type="float">
            <text:p>-1158937</text:p>
          </table:table-cell>
          <table:table-cell office:value-type="float" office:value="-940614" calcext:value-type="float">
            <text:p>-940614</text:p>
          </table:table-cell>
          <table:table-cell/>
        </table:table-row>
        <table:table-row table:style-name="ro1">
          <table:table-cell office:value-type="string" calcext:value-type="string">
            <text:p>Deferred Revenue</text:p>
          </table:table-cell>
          <table:table-cell office:value-type="float" office:value="965919" calcext:value-type="float">
            <text:p>965919</text:p>
          </table:table-cell>
          <table:table-cell office:value-type="float" office:value="819927" calcext:value-type="float">
            <text:p>819927</text:p>
          </table:table-cell>
          <table:table-cell office:value-type="float" office:value="662378" calcext:value-type="float">
            <text:p>662378</text:p>
          </table:table-cell>
          <table:table-cell office:value-type="float" office:value="742308" calcext:value-type="float">
            <text:p>742308</text:p>
          </table:table-cell>
          <table:table-cell office:value-type="float" office:value="792434" calcext:value-type="float">
            <text:p>792434</text:p>
          </table:table-cell>
          <table:table-cell/>
        </table:table-row>
        <table:table-row table:style-name="ro1">
          <table:table-cell office:value-type="string" calcext:value-type="string">
            <text:p>Net Income + deferred revenue</text:p>
          </table:table-cell>
          <table:table-cell table:formula="of:=[.B3]+[.B4]" office:value-type="float" office:value="708228" calcext:value-type="float">
            <text:p>708228</text:p>
          </table:table-cell>
          <table:table-cell table:formula="of:=[.C3]+[.C4]" office:value-type="float" office:value="316447" calcext:value-type="float">
            <text:p>316447</text:p>
          </table:table-cell>
          <table:table-cell table:formula="of:=[.D3]+[.D4]" office:value-type="float" office:value="-271763" calcext:value-type="float">
            <text:p>-271763</text:p>
          </table:table-cell>
          <table:table-cell table:formula="of:=[.E3]+[.E4]" office:value-type="float" office:value="-416629" calcext:value-type="float">
            <text:p>-416629</text:p>
          </table:table-cell>
          <table:table-cell table:formula="of:=[.F3]+[.F4]" office:value-type="float" office:value="-148180" calcext:value-type="float">
            <text:p>-148180</text:p>
          </table:table-cell>
          <table:table-cell table:formula="of:=[.G3]+[.G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AAP SBC Expense</text:p>
          </table:table-cell>
          <table:table-cell office:value-type="float" office:value="79158" calcext:value-type="float">
            <text:p>79158</text:p>
          </table:table-cell>
          <table:table-cell office:value-type="float" office:value="341942" calcext:value-type="float">
            <text:p>341942</text:p>
          </table:table-cell>
          <table:table-cell office:value-type="float" office:value="589498" calcext:value-type="float">
            <text:p>589498</text:p>
          </table:table-cell>
          <table:table-cell office:value-type="float" office:value="867967" calcext:value-type="float">
            <text:p>867967</text:p>
          </table:table-cell>
          <table:table-cell office:value-type="float" office:value="1015794" calcext:value-type="float">
            <text:p>1015794</text:p>
          </table:table-cell>
          <table:table-cell/>
        </table:table-row>
        <table:table-row table:style-name="ro1">
          <table:table-cell office:value-type="string" calcext:value-type="string">
            <text:p>Buyback Expens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SU Tax Withholding Payments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justed Owner’s Earnings</text:p>
          </table:table-cell>
          <table:table-cell table:formula="of:=([.B5]+[.B6])-[.B7]-[.B8]" office:value-type="float" office:value="787386" calcext:value-type="float">
            <text:p>787386</text:p>
          </table:table-cell>
          <table:table-cell table:formula="of:=([.C5]+[.C6])-[.C7]-[.C8]" office:value-type="float" office:value="658389" calcext:value-type="float">
            <text:p>658389</text:p>
          </table:table-cell>
          <table:table-cell table:formula="of:=([.D5]+[.D6])-[.D7]-[.D8]" office:value-type="float" office:value="317585" calcext:value-type="float">
            <text:p>317585</text:p>
          </table:table-cell>
          <table:table-cell table:formula="of:=([.E5]+[.E6])-[.E7]-[.E8]" office:value-type="float" office:value="451338" calcext:value-type="float">
            <text:p>451338</text:p>
          </table:table-cell>
          <table:table-cell table:formula="of:=([.F5]+[.F6])-[.F7]-[.F8]" office:value-type="float" office:value="867614" calcext:value-type="float">
            <text:p>867614</text:p>
          </table:table-cell>
          <table:table-cell table:formula="of:=[.G5]-[.G6]-[.G7]-[.G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% of Owner’s Earnings to Revenue</text:p>
          </table:table-cell>
          <table:table-cell table:formula="of:=[.B9]/[.B5]" office:value-type="float" office:value="1.11176909130958" calcext:value-type="float">
            <text:p>1.11176909130958</text:p>
          </table:table-cell>
          <table:table-cell table:formula="of:=[.C9]/[.C5]" office:value-type="float" office:value="2.08056641396506" calcext:value-type="float">
            <text:p>2.08056641396506</text:p>
          </table:table-cell>
          <table:table-cell table:formula="of:=[.D9]/[.D5]" office:value-type="float" office:value="-1.16861014928449" calcext:value-type="float">
            <text:p>-1.16861014928449</text:p>
          </table:table-cell>
          <table:table-cell table:formula="of:=[.E9]/[.E5]" office:value-type="float" office:value="-1.08330913114546" calcext:value-type="float">
            <text:p>-1.08330913114546</text:p>
          </table:table-cell>
          <table:table-cell table:formula="of:=[.F9]/[.F5]" office:value-type="float" office:value="-5.85513564583615" calcext:value-type="float">
            <text:p>-5.85513564583615</text:p>
          </table:table-cell>
          <table:table-cell/>
        </table:table-row>
        <table:table-row table:style-name="ro1">
          <table:table-cell office:value-type="string" calcext:value-type="string">
            <text:p>GAAP Owner’s earnings</text:p>
          </table:table-cell>
          <table:table-cell table:formula="of:=([.B3]+[.B6])-[.B7]-[.B8]" office:value-type="float" office:value="-178533" calcext:value-type="float">
            <text:p>-178533</text:p>
          </table:table-cell>
          <table:table-cell table:formula="of:=([.C3]+[.C6])-[.C7]-[.C8]" office:value-type="float" office:value="-161538" calcext:value-type="float">
            <text:p>-161538</text:p>
          </table:table-cell>
          <table:table-cell table:formula="of:=([.D3]+[.D6])-[.D7]-[.D8]" office:value-type="float" office:value="-344793" calcext:value-type="float">
            <text:p>-344793</text:p>
          </table:table-cell>
          <table:table-cell table:formula="of:=([.E3]+[.E6])-[.E7]-[.E8]" office:value-type="float" office:value="-290970" calcext:value-type="float">
            <text:p>-290970</text:p>
          </table:table-cell>
          <table:table-cell table:formula="of:=([.F3]+[.F6])-[.F7]-[.F8]" office:value-type="float" office:value="75180" calcext:value-type="float">
            <text:p>75180</text:p>
          </table:table-cell>
          <table:table-cell table:formula="of:=[.G3]+[.G6]-[.G7]-[.G8]" office:value-type="float" office:value="0" calcext:value-type="float">
            <text:p>0</text:p>
          </table:table-cell>
        </table:table-row>
      </table:table>
      <table:table table:name="Other" table:style-name="ta1">
        <table:table-column table:style-name="co2" table:default-cell-style-name="Default"/>
        <table:table-row table:style-name="ro1">
          <table:table-cell office:value-type="string" calcext:value-type="string">
            <text:p>48% of roblox’s revenue is paid out in app store fees and developer royalties. The remaining cost categories are another 90% of revenu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11">00/00/0000</text:date>, <text:time style:data-style-name="N2" text:time-value="23:01:01.86410365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23T20:59:18.373435606</meta:creation-date>
    <dc:date>2026-03-11T23:45:55.874183844</dc:date>
    <meta:editing-duration>P5DT6H13M35S</meta:editing-duration>
    <meta:editing-cycles>11</meta:editing-cycles>
    <meta:generator>LibreOffice/7.5.5.2$MacOSX_AARCH64 LibreOffice_project/ca8fe7424262805f223b9a2334bc7181abbcbf5e</meta:generator>
    <meta:document-statistic meta:table-count="4" meta:cell-count="177" meta:object-count="0"/>
    <meta:user-defined meta:name=""/>
  </office:meta>
</office:document-meta>
</file>